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Arial1" style:font-size-complex="12pt"/>
    </style:style>
    <style:style style:name="T2" style:family="text">
      <style:text-properties fo:font-size="12pt" style:font-name-asian="Times New Roman" style:font-size-asian="12pt" style:language-asian="pl" style:country-asian="PL" style:font-name-complex="Arial1" style:font-size-complex="12pt" style:font-weight-complex="bold"/>
    </style:style>
    <style:style style:name="T3" style:family="text">
      <style:text-properties fo:font-size="12pt" fo:font-weight="bold" style:font-name-asian="Times New Roman" style:font-size-asian="12pt" style:language-asian="pl" style:country-asian="PL" style:font-weight-asian="bold" style:font-name-complex="Arial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19 lipca 2001 r.</text:span></text:p>
      <text:p text:style-name="P1"><text:span text:style-name="T3">Minister Finansów Jarosław Bauc:</text:span></text:p>
      <text:p text:style-name="P1"><text:span text:style-name="T1">    Panie Marszałku! Wysoka Izbo! Rząd przedkłada Wysokiej Izbie projekt nowelizacji budżetu na rok 2001. Bezpośrednim powodem tej decyzji jest znacząco niższa od zakładanej realizacja dochodów podatkowych przez budżet państwa. Od dłuższego czasu trwa dyskusja o budżecie i o gospodarce. P</text:span><text:bookmark text:name="_GoBack"/><text:span text:style-name="T1">róbuje się ocenić, w jakim stopniu niedobory w dochodach podatkowych wynikają z silnego wyhamowania gospodarki, niskiej inflacji, mocnego złotego czy wysokich stóp procentowych, a w jakiej z pomyłki ministra finansów co do założonych wskaźników ściągalności podatków. Wolałbym oczywiście, by źródłem kłopotów budżetu była wyłącznie pomyłka ministra finansów, moja pomyłka. Wtedy źródło kłopotów dałoby się łatwo usunąć, a poprzez korekty w bieżącej realizacji budżetu nie trzeba byłoby uciekać się do nowelizacji (zresztą do wymiaru i powodów także mojej odpowiedzialności wrócę później). Ale tak, niestety, nie jest. Znaleźliśmy się po raz pierwszy w innej, ale naturalnej dla gospodarek rynkowych fazie cyklu koniunkturalnego, której nadejście i głębokość zaskoczyły. W obliczu zaś wyhamowania wzrostu ujawniły się strukturalne mankamenty naszego systemu fiskalnego, czyli nadmierne rozproszenie celów finansowanych ustawowo zdeterminowanymi wydatkami, zbyt duża część środków publicznych poza bezpośrednią kontrolą budżetu, niezreformowany system podatkowy, który sprzyja nadużyciom i ucieczce w szarą strefę. W rezultacie jednoczesne spełnienie warunku makroekonomicznej stabilności, czyli niskiego i malejącego deficytu, i sfinansowanie zadań, które państwo na siebie wzięło, okazuje się niemożliwe.</text:span></text:p>
      <text:p text:style-name="P1"><text:span text:style-name="T1">    Gospodarka polska wyczerpała już rezerwy generowania łatwego wzrostu gospodarczego. Szybki rozwój w latach 1994-1999 łączył się z narastaniem nierównowagi zewnętrznej. Jeszcze w 1995 r. mieliśmy 4-procentową nadwyżkę w obrotach bieżących w relacji do PKB, by na początku roku 2000 osiągnąć 8-procentowy deficyt. Pogorszenie aż o 12% PKB salda na rachunku bieżącym było ściśle związane z dominującą rolą popytu wewnętrznego, który rósł znacznie szybciej niż możliwości jego zaspokojenia krajową podażą dóbr i usług. Tego wariantu rozwoju nie można było dłużej kontynuować. W międzyczasie natrafiliśmy na szok naftowy i blisko 2-krotny wzrost cen tego nośnika energii. Spowodował on nawrót tendencji inflacyjnych na przełomie roku 1999 i 2000. Polityka makroekonomiczna została w konsekwencji nakierowana na obniżenie dynamiki popytu wewnętrznego. Bardzo wysokie stopy procentowe, mocny złoty, a także pewne zacieśnienie polityki fiskalnej w roku 2000 doprowadziły do nagłego, być może zbyt szybkiego równoważenia gospodarki w zakresie handlu zagranicznego oraz inflacji. Dzisiaj, niespełna po roku, deficyt w obrotach bieżących spadł z 8,3% PKB do 5,2%, a inflacja z poziomu 11,6% do 6,2%, z tendencją do dalszego obniżania. Tak szybkie dostosowanie i przywrócenie równowagi, w sumie korzystne w dłuższej perspektywie czasowej, zostało jednak okupione nagłym wyhamowaniem aktywności gospodarczej i równie nagłym spadkiem dochodów podatkowych.</text:span></text:p>
      <text:p text:style-name="P1"><text:span text:style-name="T1">    Kilka liczb. Popyt krajowy w I kwartale 2001 r. był według informacji GUS niższy niż w I kwartale ubiegłego roku o 1,4%. Sprzedaż detaliczna w ciągu pierwszych 5 miesięcy bieżącego roku obniżyła się o ok. 2,5%. Produkcja przemysłowa w czerwcu 2001 r. po raz drugi z rzędu była niższa niż rok temu - to są wczorajsze dane - o 4,8%. W maju była niższa o 1%. Produkcja budowlano-montażowa obniżyła się w czerwcu br. o 10,1% w relacji do czerwca roku 2000. W maju była niższa o 11,9%. Roczny wskaźnik cen dóbr produkcyjnych wyniósł po czerwcu 2001 r. - uwaga - 0,9%, czyli przez cały rok ceny dóbr produkcyjnych praktycznie się nie zmieniły, a od </text:span><text:soft-page-break/><text:span text:style-name="T1">początku tego roku nawet uległy obniżeniu o 0,5%. Eksport po 5 miesiącach wzrósł z kolei aż o 17,7%, jeśli wyrazimy to w euro, i aż o 24,3%, jeśli wyrazimy to w dolarach.</text:span></text:p>
      <text:p text:style-name="P1"><text:span text:style-name="T1">    Dodajmy do tego słabnięcie gospodarki światowej oraz obniżane z miesiąca na miesiąc prognozy dla USA, Unii Europejskiej i innych części świata. Dla przykładu oczekiwania wzrostu gospodarczego u naszego największego partnera handlowego - Niemiec - w ciągu półrocza uległy obniżeniu z ponad 3% do 1-1,7%. Takie instytucje, jak Bank Światowy, Międzynarodowy Fundusz Walutowy czy OECD kilkakrotnie w tym roku rewidowały swoje prognozy, a przecież aparat analityczny niewątpliwie mają na wysokim poziomie. Z wczorajszej wypowiedzi Alana Greenspana powiało znów pesymizmem i oczekiwać należy kolejnej obniżki stóp procentowych. Niestety jedynie w USA.</text:span></text:p>
      <text:p text:style-name="P1"><text:span text:style-name="T1">    Wysoka Izbo! Jestem świadomy, że w toku dzisiejszej dyskusji przypomniane zostaną ogólne zarzuty z debaty budżetowej o ruchomych piaskach, które nie były zresztą wtedy definiowane, o optymistycznych założeniach wzrostu gospodarczego - także bez sprecyzowania skali. Powtarzam to jeszcze raz: lepiej, gdyby okazało się, że winę za niezrealizowanie tegorocznego budżetu ponoszę ja, mój błąd w sztuce. Wtedy jednak nie trzeba byłoby nowelizować budżetu. Jeszcze raz przeanalizowałem opinie i prognozy formułowane w styczniu i lutym tego roku, kiedy Izba uchwalała budżet. I zapewniam państwa, że żaden polityk, żaden ekonomista, jak i żadna z najbardziej znanych instytucji nie przewidzieli takiego tempa przywrócenia równowagi makroekonomicznej i wielkości kosztu, jaki gospodarka i budżet z tego powodu poniosły. </text:span></text:p>
      <text:p text:style-name="P1"><text:span text:style-name="T1">    Gdyby rząd kilka miesięcy temu przedstawił projekt budżetu oparty na wskaźnikach, jakie dziś się realizują, nikt nie potraktowałby takiego budżetu poważnie. Nikt bowiem nie potraktowałby poważnie budżetu konstruowanego na podstawie 2-procentowego wzrostu gospodarczego, 6-procentowej inflacji i kursu dolara na poziomie 4 zł. W efekcie wejścia gospodarki w depresyjną fazę cyklu koniunkturalnego nominalny poziom produktu krajowego brutto w stosunku do zakładanego w ustawie budżetowej będzie niższy aż o 40 mld zł. Częściowo wzięło się to z nieoczekiwanie niskiego poziomu deflatora PKB za rok 2000, czyli inflacji wszystkich dóbr i usług wchodzących w skład PKB. Zawsze do tej pory deflator ten kształtował się między wskaźnikiem inflacji dóbr i usług konsumpcyjnych a indeksem cen dóbr produkcyjnych. W roku 2000 okazał się być niższy od indeksu wzrostu cen dóbr produkcyjnych, czyli o 3 punkty procentowe poniżej inflacji.</text:span></text:p>
      <text:p text:style-name="P1"><text:span text:style-name="T1">    Z samego przeszacowania roku 2000, co zostało podane przez GUS w kwietniu tego roku, wynika, że w roku bieżącym PKB w nominale będzie niższy o ok. 15 mld zł. A przecież produkt krajowy brutto to suma wszystkich dochodów w gospodarce, one podlegają opodatkowaniu lub są źródłem finansowania opodatkowanych zakupów, co do których zresztą - jak wcześniej wskazywałem - skłonność się obniżyła. </text:span></text:p>
      <text:p text:style-name="P1"><text:span text:style-name="T1">    To prawda i przyznaję to otwarcie - niższy nominalny PKB nie wyjaśnia w całości dzisiejszych problemów. Nie uda się bowiem w tym roku zrealizować zamierzeń dotyczących założonych przez mnie w ustawie budżetowej wskaźników ściągalności podatków. Budżet miał z tego uzyskać ponad 2 mld zł. Są po temu dwie przyczyny. Spadek aktywności gospodarczej w obliczu rosnącej konkurencji i przy zagmatwanym prawie podatkowym sprzyja obniżaniu dyscypliny podatników. Tak się dzieje i tym razem, gdyż - jak szacujemy - zaległości podatkowe wzrosły w tym roku o ponad 1 mld zł. Druga przyczyna to przedłużające się prace w parlamencie nad nowelizacją ustawy o postępowaniu egzekucyjnym w administracji oraz odrzucenie już w pierwszym czytaniu najważniejszego z tego punktu widzenia rozwiązania w </text:span><text:soft-page-break/><text:span text:style-name="T1">postaci nowelizacji ustawy o podatku od towarów i usług i podatku akcyzowym nakierowanego na ograniczenie nadużyć przy zwrotach podatku VAT. Jestem przekonany, że Wysoka Izba będzie musiała do tego tematu rychło powrócić. W celu poprawy efektywności w egzekwowaniu podatków rząd przedłoży jeszcze projekty nowelizacji Ordynacji podatkowej oraz ustawy o NIP. </text:span></text:p>
      <text:p text:style-name="P1"><text:span text:style-name="T1">    Panie Marszałku! Wysoka Izbo! Na razie gospodarka jest w lepszym stanie niż finanse publiczne. Kłopoty z realizacją tegorocznego budżetu są poważnym i - sądzę - ostatnim sygnałem ostrzegawczym przed tym, by w przyszłości kryzys finansów państwa nie doprowadził do kryzysu gospodarczego. Nowelizacja tegorocznego budżetu nie wystarczy, ona urealnia deficyt, uspokoiła rynek walutowy, przywraca pewność inwestowania. Aby jednak w następnych latach nie powtórzyła się z dużo gorszymi skutkami, potrzebne są głębokie zmiany w finansach państwa i na rynku pracy. Bezrobotni nie płacą przecież podatków, a wymagają wsparcia. </text:span></text:p>
      <text:p text:style-name="P1"><text:span text:style-name="T1">    Jesteśmy, jak na standardy europejskie, raczej ubogim krajem i na państwo nie mogą być nakładane wciąż nowe ciężary, którym nie jest ono w stanie podołać. Dziś widać to wyraźnie. Każdy dodatkowy wydatek nałożony przez taką czy inną ustawę musi skutkować wyższymi podatkami lub wyższym deficytem, który na dziś oznacza wyższe stopy procentowe, a w perspektywie - również wyższe podatki. Skutki tej prostej zależności najbardziej odczuwają polscy przedsiębiorcy. Ograniczenie wydatków i aktywności państwa w wielu obszarach, choć niepopularne, jest konieczne, gdyż działać będzie na korzyść przedsiębiorstw, na rzecz gospodarki i w konsekwencji na rzecz finansów państwa.</text:span></text:p>
      <text:p text:style-name="P1"><text:span text:style-name="T1">    Wysoka Izbo! Nowelizacja w obecnym kształcie jest jedynie zabiegiem powiększającym deficyt. Oszczędności w wydatkach będą wielkością rezydualną uzależnioną od dochodów budżetu w drugim półroczu. Wzrost deficytu, określając potrzeby pożyczkowe budżetu, był konieczny do szybkiego przesądzenia, aby rynki finansowe mogły ocenić ich realność. Ta ocena, jak wiemy, wypadła dobrze. Prawo przewiduje prerogatywy dla rządu i ministra finansów do zarządzania wydatkami przy współpracy z Komisją Finansów Publicznych Sejmu. Z tej możliwości rząd będzie korzystał.</text:span></text:p>
      <text:p text:style-name="P1"><text:span text:style-name="T1">    Panie Marszałku! Wysoka Izbo! Nowelizacja budżetów w wielu krajach Unii Europejskiej nie stanowi nadzwyczajnego wydarzenia, czasem jest wręcz zabiegiem rutynowym. W wielu krajach Unii nowelizowano budżety 2 lub nawet 3 razy w ciągu roku. W tym sensie sam fakt, że przedstawiam Wysokiej Izbie projekt nowelizacji, nie powinien budzić większych emocji. Jeśli tak się dzieje, to ze względu na kampanię wyborczą. (Poruszenie na sali)</text:span></text:p>
      <text:p text:style-name="P1"><text:span text:style-name="T1">    (Głos z sali: Jakie są rozmiary nowelizacji?)</text:span></text:p>
      <text:p text:style-name="P1"><text:span text:style-name="T1">    Żadne zaklęcia nie zmienią jednak wymowy liczb. </text:span></text:p>
      <text:p text:style-name="P1"><text:span text:style-name="T1">    (Głos z sali: Oczywiście.)</text:span></text:p>
      <text:p text:style-name="P1"><text:span text:style-name="T1">    Obietnice składane w trakcie kampanii są często na wyrost, bardziej pokazują intencje niż rzeczywiste możliwości. Debata nad nowelizacją budżetu nie pozostawia takiego marginesu swobody. Od Wysokiej Izby zależy, czy uspokoimy nastroje, czy podtrzymamy dobry klimat na rynkach finansowych.</text:span></text:p>
      <text:p text:style-name="P1"><text:span text:style-name="T1">    (Głos z sali: Niech pan nie gada takich rzeczy, to będzie podtrzymany.)</text:span></text:p>
      <text:p text:style-name="P1"><text:span text:style-name="T1">    Kraje wschodzących rynków, a do takich zalicza się Polskę, ponownie przeżywają dziś trudne chwile. Od Wysokiego Sejmu zależy, czy spokojna atmosfera w stosunkach z Polską się utrzyma. Zwracam się zatem do Wysokiego Sejmu z prośbą o rzeczową i wolną od retoryki kampanii wyborczej dyskusję.</text:span></text:p>
      <text:p text:style-name="P1"><text:span text:style-name="T1">    (Głos z sali: Niech pan zacznie od siebie.)</text:span></text:p>
      <text:p text:style-name="P1"><text:soft-page-break/><text:span text:style-name="T1">    Zwracam się o refleksję nad stanem finansów publicznych, który zależy nie tylko od ministra finansów czy rządu, ale nade wszystko od parlamentu, gdyż tu przyjmuje się ustawy kształtujące wydatki, tutaj też uchwalane są ustawy podatkowe.</text:span></text:p>
      <text:p text:style-name="P1"><text:span text:style-name="T1">    Zwracam się na zakończenie do Wysokiej Izby z prośbą o szybkie przyjęcie znowelizowanego budżetu. Dziękuję bardzo.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3:53:00</meta:creation-date>
    <dc:date>2013-01-09T13:55:00</dc:date>
    <meta:editing-duration>PT1S</meta:editing-duration>
    <meta:generator>LibreOffice/3.6$Windows_x86 LibreOffice_project/2ef5aff-a6fb0ff-166bdff-cf087ad-0f1389</meta:generator>
    <meta:document-statistic meta:table-count="0" meta:image-count="0" meta:object-count="0" meta:page-count="4" meta:paragraph-count="23" meta:word-count="1608" meta:character-count="11329" meta:non-whitespace-character-count="96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